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4pt" fo:language="none" fo:country="none" style:font-name-asian="DejaVu Sans" style:font-size-asian="4pt" style:language-asian="none" style:country-asian="none" style:font-name-complex="DejaVu Sans" style:font-size-complex="4pt" style:language-complex="none" style:country-complex="none"/>
    </style:style>
    <style:style style:name="ce2" style:family="table-cell" style:parent-style-name="Default">
      <style:text-properties fo:font-size="4pt" fo:language="none" fo:country="none" style:font-name-asian="DejaVu Sans" style:font-size-asian="4pt" style:language-asian="none" style:country-asian="none" style:font-name-complex="DejaVu Sans" style:font-size-complex="4pt" style:language-complex="none" style:country-complex="non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4pt" fo:language="none" fo:country="none" style:font-name-asian="DejaVu Sans" style:font-size-asian="4pt" style:language-asian="none" style:country-asian="none" style:font-name-complex="DejaVu Sans" style:font-size-complex="4pt" style:language-complex="none" style:country-complex="none"/>
    </style:style>
    <style:style style:name="ce4" style:family="table-cell" style:parent-style-name="Default">
      <style:text-properties fo:font-size="4pt" style:font-size-asian="4pt" style:font-size-complex="4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4pt" fo:language="none" fo:country="none" style:font-name-asian="DejaVu Sans" style:font-size-asian="4pt" style:language-asian="none" style:country-asian="none" style:font-name-complex="DejaVu Sans" style:font-size-complex="4pt" style:language-complex="none" style:country-complex="none"/>
    </style:style>
    <style:style style:name="ce9" style:family="table-cell" style:parent-style-name="Default">
      <style:text-properties fo:font-size="4pt" fo:language="none" fo:country="none" style:font-name-asian="DejaVu Sans" style:font-size-asian="4pt" style:language-asian="none" style:country-asian="none" style:font-name-complex="DejaVu Sans" style:font-size-complex="4pt" style:language-complex="none" style:country-complex="none"/>
    </style:style>
    <style:style style:name="ce10" style:family="table-cell" style:parent-style-name="Default">
      <style:text-properties fo:font-size="4pt" style:font-size-asian="4pt" style:font-size-complex="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number-columns-repeated="1022" table:default-cell-style-name="ce10"/>
        <table:table-row table:style-name="ro1">
          <table:table-cell table:style-name="ce8" office:value-type="string" calcext:value-type="string">
            <text:p>There are Fraudsters everywhere. 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Especially when it comes to marriages,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ensuring the safety of our children </text:p>
            <text:p>Requires special attentio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e Such Recent Marital Fraud </text:p>
            <text:p>Reported on Quint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aud by a Man named Mahesh on </text:p>
            <text:p>15 Well-Educated Wome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ysuru Police arrested Mahesh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 Sunday 9th July 2023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fter a complaint from a software </text:p>
            <text:p>Engineer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 met on Shaadi.com in August 202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 Radha said that, one of the women </text:p>
            <text:p>He married was a doctor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d he used her clinic to click photos </text:p>
            <text:p>Of himself as a 'doctor'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 he could trap other women using </text:p>
            <text:p>Those photo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 first woman he 'married' – that they </text:p>
            <text:p>Know of – had filed a complaint against </text:p>
            <text:p>Him in Bengaluru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 2013 after he absconded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 Radha further said that, From 3 </text:p>
            <text:p>women, he stole 3 crore Rupees </text:p>
            <text:p>Allegedly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other Recent Activity Reported on </text:p>
            <text:p>Dailyo.in, is a Fraud by a Woman on 27 </text:p>
            <text:p>Wealthy Men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woman from Budgam district, in </text:p>
            <text:p>Jammu and Kashmir has conned </text:p>
            <text:p>27 men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th the total number of victims in other </text:p>
            <text:p>Districts remaining unknow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e is a part of a larger scheme, </text:p>
            <text:p>Involving broker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 scam was uncovered, when more </text:p>
            <text:p>than 12 men reported, about their </text:p>
            <text:p>missing Wives to the police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having photographs of the same </text:p>
            <text:p>Woman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e spends 10-20 days with each, </text:p>
            <text:p>before disappearing with their jewelry, </text:p>
            <text:p>cash, And belongings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y claiming to visit her parents, leaving </text:p>
            <text:p>Her husband deceived and robb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are we as a startup going to solve </text:p>
            <text:p>Such a problem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ider, hypothetically you got a </text:p>
            <text:p>marriage proposal, from a Bollywood </text:p>
            <text:p>celebrity Hrithik Roshan or Aliya Bhatt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 the sake of explanation, consider </text:p>
            <text:p>the marriage proposal from </text:p>
            <text:p>Hrithik Rosha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 means, your potential future partner </text:p>
            <text:p>Can be Hrithik Roshan,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d you want to make sure, that your </text:p>
            <text:p>future partner is unmarried, and not a </text:p>
            <text:p>Fraudster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s is exactly where we step in, to </text:p>
            <text:p>help you check, the marital status of </text:p>
            <text:p>your future Partner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 just need a single frontal face </text:p>
            <text:p>image, of your future partner without </text:p>
            <text:p>Any occlusio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p 1 ===&gt; Upload your future partner </text:p>
            <text:p>Image to our WebApp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p 2 ===&gt; We gonna search the </text:p>
            <text:p>Police Criminal Database, and Govt </text:p>
            <text:p>Marriage Registration Databa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f we find any match, we will display </text:p>
            <text:p>Their picture in our Datab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y asking a question, Is this your </text:p>
            <text:p>Partner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p 3 ===&gt; If you click on yes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n we will display his spouse's </text:p>
            <text:p>Guardian phone numbe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 that you can talk to the guardian </text:p>
            <text:p>Directl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u just saw the actual working of our </text:p>
            <text:p>Service in action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We are offering a service, to verify the </text:p>
            <text:p>marital status of your potential partner, </text:p>
            <text:p>using Deep learning-based face </text:p>
            <text:p>verification, and similarity search </text:p>
            <text:p>Technolog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software has an accuracy rate of </text:p>
            <text:p>98.56% in detecting fraudulent partner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ank you for your time. Please let us </text:p>
            <text:p>Know your valuable feedback.</text:p>
          </table:table-cell>
          <table:table-cell table:number-columns-repeated="10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0:00:07.009162626</meta:creation-date>
    <dc:date>2023-11-21T17:43:58.833959805</dc:date>
    <meta:editing-duration>PT7M37S</meta:editing-duration>
    <meta:editing-cycles>2</meta:editing-cycles>
    <meta:generator>LibreOffice/7.3.7.2$Linux_X86_64 LibreOffice_project/30$Build-2</meta:generator>
    <meta:document-statistic meta:table-count="1" meta:cell-count="41" meta:object-count="0"/>
  </office:meta>
</office:document-meta>
</file>